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33aaf" officeooo:paragraph-rsid="00033aaf"/>
    </style:style>
    <style:style style:name="P2" style:family="paragraph" style:parent-style-name="Text_20_body">
      <style:text-properties officeooo:rsid="00033aaf" officeooo:paragraph-rsid="00033aaf"/>
    </style:style>
    <style:style style:name="P3" style:family="paragraph" style:parent-style-name="Text_20_body" style:list-style-name="L1">
      <style:text-properties officeooo:rsid="00033aaf" officeooo:paragraph-rsid="00033aaf"/>
    </style:style>
    <style:style style:name="P4" style:family="paragraph" style:parent-style-name="Heading_20_1">
      <style:text-properties officeooo:rsid="000484f6" officeooo:paragraph-rsid="000484f6"/>
    </style:style>
    <style:style style:name="P5" style:family="paragraph" style:parent-style-name="Text_20_body" style:list-style-name="L2">
      <style:text-properties officeooo:rsid="000484f6" officeooo:paragraph-rsid="000484f6"/>
    </style:style>
    <style:style style:name="P6" style:family="paragraph" style:parent-style-name="Text_20_body" style:list-style-name="L2">
      <style:text-properties officeooo:paragraph-rsid="0005fb60"/>
    </style:style>
    <style:style style:name="P7" style:family="paragraph" style:parent-style-name="Text_20_body" style:list-style-name="L2">
      <style:text-properties style:use-window-font-color="true" loext:opacity="0%" fo:font-size="12pt" fo:font-weight="normal" officeooo:rsid="0005fb60" officeooo:paragraph-rsid="0005fb60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 style:list-style-name="L2">
      <style:text-properties style:use-window-font-color="true" loext:opacity="0%" fo:font-size="12pt" fo:font-weight="normal" officeooo:rsid="00078d3e" officeooo:paragraph-rsid="00078d3e" fo:background-color="transparent" style:font-size-asian="10.5pt" style:font-weight-asian="normal" style:font-size-complex="12pt" style:font-weight-complex="normal"/>
    </style:style>
    <style:style style:name="P9" style:family="paragraph" style:parent-style-name="Text_20_body" style:list-style-name="L2">
      <style:text-properties style:use-window-font-color="true" loext:opacity="0%" fo:font-size="12pt" fo:font-weight="normal" officeooo:rsid="00066713" officeooo:paragraph-rsid="00066713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5fb60"/>
    </style:style>
    <style:style style:name="T2" style:family="text">
      <style:text-properties fo:color="#81d41a" loext:opacity="100%" fo:font-size="12pt" fo:font-weight="bold" officeooo:rsid="0005fb60" fo:background-color="#000000" loext:char-shading-value="0" style:font-size-asian="12pt" style:font-weight-asian="bold" style:font-size-complex="12pt" style:font-weight-complex="bold"/>
    </style:style>
    <style:style style:name="T3" style:family="text">
      <style:text-properties fo:color="#81d41a" loext:opacity="100%" fo:font-weight="bold" fo:background-color="#000000" loext:char-shading-value="0" style:font-weight-asian="bold" style:font-weight-complex="bold"/>
    </style:style>
    <style:style style:name="T4" style:family="text">
      <style:text-properties fo:color="#81d41a" loext:opacity="100%" fo:font-weight="bold" fo:background-color="#000000" loext:char-shading-value="0" style:font-weight-asian="bold" style:font-weight-complex="bold"/>
    </style:style>
    <style:style style:name="T5" style:family="text">
      <style:text-properties officeooo:rsid="00033a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final de DAW</text:p>
      <text:p text:style-name="P1">Aplicación para músicos y bandas</text:p>
      <text:p text:style-name="P2"/>
      <text:p text:style-name="P2">Enlace proyecto GitHub: <text:a xlink:type="simple" xlink:href="https://github.com/gvsarrio/Proyecto-Musica" text:style-name="Internet_20_link" text:visited-style-name="Visited_20_Internet_20_Link">https://github.com/gvsarrio/Proyecto-Musica</text:a></text:p>
      <text:p text:style-name="P2"/>
      <text:p text:style-name="P2">Integrantes del proyecto:</text:p>
      <text:list text:style-name="L1">
        <text:list-item>
          <text:p text:style-name="P3">Gabriel Vicente Sarrió</text:p>
        </text:list-item>
        <text:list-item>
          <text:p text:style-name="P3">Pilar Cabrera Méndez</text:p>
        </text:list-item>
        <text:list-item>
          <text:p text:style-name="P3">Cristian Toledo Valera</text:p>
        </text:list-item>
      </text:list>
      <text:p text:style-name="P2"/>
      <text:p text:style-name="P2"/>
      <text:h text:style-name="P4" text:outline-level="1">Cómo unirse al proyecto (Pili y Cristian):</text:h>
      <text:list text:style-name="L2">
        <text:list-item>
          <text:p text:style-name="P5">Crear un fork del repositorio original de Gabriel, <text:span text:style-name="T1">desde GitHub.</text:span></text:p>
        </text:list-item>
        <text:list-item>
          <text:p text:style-name="P6"><text:span text:style-name="T1">Clonamos el proyecto a nuestro PC local desde nuestro propio repositorio (desde el fork), con: </text:span><text:span text:style-name="T2"><text:s/>git clone https://github.com/mi-propio-usuario/Proyecto-Musica </text:span></text:p>
        </text:list-item>
        <text:list-item>
          <text:p text:style-name="P7">Trabajamos desde VSCode con nuestro código clonado.</text:p>
        </text:list-item>
        <text:list-item>
          <text:p text:style-name="P8">Añadimos los cambios para preparar el Commit: <text:span text:style-name="T3"><text:s/>git add . </text:span></text:p>
        </text:list-item>
        <text:list-item>
          <text:p text:style-name="P7">Hacemos Commit de nuestros cambios: <text:span text:style-name="T4"><text:s/>git commit -m "Agregada tal funcionalidad” </text:span></text:p>
        </text:list-item>
        <text:list-item>
          <text:p text:style-name="P9">Hacemos Push para enviar cambios a GitHub: <text:span text:style-name="T4"><text:s/>git push -u origin main </text:span></text:p>
        </text:list-item>
        <text:list-item>
          <text:p text:style-name="P9">Y finalmente, hacemos el Pull Request desde GitHub, el cual deberá ser aceptado por Gabriel.</text:p>
        </text:list-item>
      </text:list>
      <text:p text:style-name="P2"/>
      <text:p text:style-name="P2"/>
      <text:h text:style-name="Heading_20_1" text:outline-level="1">Ideas <text:span text:style-name="T5">varias</text:span>:</text:h>
      <text:p text:style-name="P2"/>
      <text:p text:style-name="P2">Deberíamos utilizar clases jerárquicas, en plan clase Usuario, de la que herede clase Musico con sus propias propiedades añadidas…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4T20:38:20.134143134</meta:creation-date>
    <dc:date>2026-03-04T22:38:26.166344926</dc:date>
    <meta:editing-duration>PT1H46M16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7" meta:word-count="146" meta:character-count="982" meta:non-whitespace-character-count="855"/>
  </office:meta>
</office:document-meta>
</file>